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"/>
    <style:style style:name="P2" style:family="paragraph" style:parent-style-name="Standard" style:list-style-name="L1"/>
    <style:style style:name="P3" style:family="paragraph" style:parent-style-name="Heading_20_3" style:list-style-name=""/>
    <style:style style:name="P4" style:family="paragraph" style:parent-style-name="Heading_20_3">
      <style:paragraph-properties fo:break-before="page"/>
    </style:style>
    <style:style style:name="P5" style:family="paragraph" style:parent-style-name="Heading_20_5">
      <style:paragraph-properties fo:margin-top="0.1665in" fo:margin-bottom="0.0835in" fo:keep-with-next="always"/>
      <style:text-properties style:font-name="Liberation Sans" style:font-name-asian="WenQuanYi Micro Hei" style:font-name-complex="Lohit Hind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p text:style-name="Title">OpenPaint Development Guide</text:p>
      <text:h text:style-name="P4" text:outline-level="3">Edit History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Editor</text:p>
          </table:table-cell>
          <table:table-cell table:style-name="Table1.C1" office:value-type="string">
            <text:p text:style-name="Table_20_Contents">Log</text:p>
          </table:table-cell>
        </table:table-row>
        <table:table-row>
          <table:table-cell table:style-name="Table1.A2" office:value-type="string">
            <text:p text:style-name="Table_20_Contents">2015/08/08</text:p>
          </table:table-cell>
          <table:table-cell table:style-name="Table1.A2" office:value-type="string">
            <text:p text:style-name="Table_20_Contents">Austin Lin</text:p>
          </table:table-cell>
          <table:table-cell table:style-name="Table1.C2" office:value-type="string">
            <text:p text:style-name="Table_20_Contents">Initial edition</text:p>
          </table:table-cell>
        </table:table-row>
      </table:table>
      <text:p text:style-name="Text_20_body"/>
      <text:h text:style-name="P4" text:outline-level="3">Prepare the development environment:</text:h>
      <text:h text:style-name="Heading_20_5" text:outline-level="5">1.Install Qt:</text:h>
      <text:p text:style-name="Standard">Open the web page:</text:p>
      <text:p text:style-name="Standard"></text:p>
      <text:p text:style-name="Standard"><text:tab/>http://www.qt.io/download/</text:p>
      <text:p text:style-name="Standard"></text:p>
      <text:p text:style-name="Standard">Select "Community Download" to download Qt online installer. Execute the installer file after download completed. During installer setup, you could simply use installer's default settings.</text:p>
      <text:h text:style-name="Heading_20_5" text:outline-level="5">2.Configure env var to make Qt tools available (in CLI)</text:h>
      <text:h text:style-name="Heading_20_5" text:outline-level="5">3.Install OpenGL libraries</text:h>
      <text:h text:style-name="P5" text:outline-level="5">4.Add OpenGL libraries into .pro file (qmake project file):</text:h>
      <text:p text:style-name="Standard">Add following line into .pro file:</text:p>
      <text:p text:style-name="Standard">QT += opengl</text:p>
      <text:p text:style-name="Standard"></text:p>
      <text:p text:style-name="Standard"></text:p>
      <text:h text:style-name="Heading_20_5" text:outline-level="5">More tutorials can be founded in: </text:h>
      <text:list xml:id="list1808189152" text:style-name="L1">
        <text:list-item>
          <text:p text:style-name="P2">http://doc.qt.io/qt-5/gettingstarted.html</text:p>
        </text:list-item>
        <text:list-item>
          <text:p text:style-name="P2">http://doc.qt.io/</text:p>
        </text:list-item>
      </text:list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Lin</meta:initial-creator>
    <meta:creation-date>2015-08-08T14:43:32</meta:creation-date>
    <dc:date>2015-08-08T15:41:36</dc:date>
    <dc:creator>Austin Lin</dc:creator>
    <meta:editing-duration>PT44M24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3" meta:paragraph-count="26" meta:word-count="88" meta:character-count="667" meta:non-whitespace-character-count="578"/>
  </office:meta>
</office:document-meta>
</file>